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/>
    </style:style>
    <style:style style:name="P5" style:family="paragraph" style:parent-style-name="Standard">
      <style:text-properties style:font-name="Liberation Serif" fo:font-style="italic" style:font-style-asian="italic" style:font-style-complex="italic"/>
    </style:style>
    <style:style style:name="P6" style:family="paragraph" style:parent-style-name="Standard">
      <style:text-properties style:font-name="Liberation Serif" fo:font-weight="bold" style:font-weight-asian="bold" style:font-weight-complex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Liberation Serif"/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justify" style:justify-single-word="false"/>
      <style:text-properties style:font-name="Liberation Serif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Liberation Serif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Liberation Serif"/>
    </style:style>
    <style:style style:name="P13" style:family="paragraph" style:parent-style-name="Standard" style:list-style-name="L3">
      <style:paragraph-properties fo:text-align="justify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Ubuntu" style:font-style-name="Regular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jo Práctico Nº 2 - Ejercicio 2: </text:p>
      <text:p text:style-name="P2"/>
      <text:p text:style-name="P2"/>
      <text:p text:style-name="P4">Una lista se puede configurar de un tipo siguiente para manejar la forma de interactuar con la misma:</text:p>
      <text:p text:style-name="P4"></text:p>
      <text:list xml:id="list1365202279" text:style-name="L4">
        <text:list-item>
          <text:p text:style-name="P12"><text:span text:style-name="T4">EXCLUSIVE</text:span>:</text:p>
          <text:list>
            <text:list-header>
              <text:p text:style-name="P12">Lista en la que un solo elemento puede ser seleccionado a la vez.</text:p>
            </text:list-header>
          </text:list>
        </text:list-item>
      </text:list>
      <text:p text:style-name="P4"/>
      <text:list xml:id="list1007363709" text:continue-numbering="true" text:style-name="L4">
        <text:list-item>
          <text:p text:style-name="P12"><text:span text:style-name="T4">IMPLICIT</text:span>:</text:p>
          <text:list>
            <text:list-header>
              <text:p text:style-name="P12">Lista en la que la selección de un elemento provoca un evento.</text:p>
            </text:list-header>
          </text:list>
        </text:list-item>
      </text:list>
      <text:p text:style-name="P4"/>
      <text:list xml:id="list868125675" text:continue-numbering="true" text:style-name="L4">
        <text:list-item>
          <text:p text:style-name="P12"><text:span text:style-name="T4">MULTIPLE</text:span>:</text:p>
          <text:list>
            <text:list-header>
              <text:p text:style-name="P12">Lista en la que cualquier número de elementos pueden ser seleccionados al mismo tiempo.</text:p>
            </text:list-header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amación para Dispositivo Móviles 2011</text:p>
        <text:p text:style-name="MP1">Alumno: Juan Bertinetti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Bertinetti</meta:initial-creator>
    <meta:creation-date>2011-09-01T10:36:10</meta:creation-date>
    <dc:date>2011-09-07T13:17:11</dc:date>
    <dc:creator>Juan Bertinetti</dc:creator>
    <meta:editing-duration>PT21M32S</meta:editing-duration>
    <meta:editing-cycles>6</meta:editing-cycles>
    <meta:generator>LibreOffice/3.3$Linux LibreOffice_project/330m19$Build-301</meta:generator>
    <meta:document-statistic meta:table-count="0" meta:image-count="0" meta:object-count="0" meta:page-count="1" meta:paragraph-count="12" meta:word-count="82" meta:character-count="457"/>
  </office:meta>
</office:document-meta>
</file>